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adelle" svg:font-family="adelle, Georgia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dbeb"/>
    </style:style>
    <style:style style:name="P2" style:family="paragraph" style:parent-style-name="Standard">
      <style:text-properties officeooo:rsid="0003dbeb" officeooo:paragraph-rsid="0003dbeb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officeooo:paragraph-rsid="000487a0" style:font-size-asian="16pt" style:font-size-complex="16pt"/>
    </style:style>
    <style:style style:name="P6" style:family="paragraph" style:parent-style-name="Standard">
      <style:text-properties fo:font-size="16pt" officeooo:paragraph-rsid="000487a0" style:font-size-asian="16pt" style:font-size-complex="16pt"/>
    </style:style>
    <style:style style:name="P7" style:family="paragraph" style:parent-style-name="Standard" style:list-style-name="L2">
      <style:text-properties fo:font-size="16pt" style:font-size-asian="16pt" style:font-size-complex="16pt"/>
    </style:style>
    <style:style style:name="P8" style:family="paragraph" style:parent-style-name="Standard" style:list-style-name="L2">
      <style:text-properties fo:font-size="16pt" officeooo:paragraph-rsid="0003dbeb" style:font-size-asian="16pt" style:font-size-complex="16pt"/>
    </style:style>
    <style:style style:name="P9" style:family="paragraph" style:parent-style-name="Standard" style:list-style-name="L2">
      <style:text-properties fo:font-size="16pt" officeooo:paragraph-rsid="0005f74c" style:font-size-asian="16pt" style:font-size-complex="16pt"/>
    </style:style>
    <style:style style:name="P10" style:family="paragraph" style:parent-style-name="Standard" style:list-style-name="L2">
      <style:text-properties fo:font-size="16pt" officeooo:rsid="0003dbeb" officeooo:paragraph-rsid="0003dbeb" style:font-size-asian="16pt" style:font-size-complex="16pt"/>
    </style:style>
    <style:style style:name="P11" style:family="paragraph" style:parent-style-name="Standard" style:list-style-name="L3">
      <style:text-properties fo:font-size="16pt" officeooo:rsid="0003dbeb" officeooo:paragraph-rsid="0003dbeb" style:font-size-asian="16pt" style:font-size-complex="16pt"/>
    </style:style>
    <style:style style:name="P12" style:family="paragraph" style:parent-style-name="Standard">
      <style:text-properties fo:font-size="16pt" officeooo:rsid="0003dbeb" officeooo:paragraph-rsid="0003dbeb" style:font-size-asian="16pt" style:font-size-complex="16pt"/>
    </style:style>
    <style:style style:name="P13" style:family="paragraph" style:parent-style-name="Standard">
      <style:text-properties fo:font-size="16pt" officeooo:paragraph-rsid="0003dbeb" style:font-size-asian="16pt" style:font-size-complex="16pt"/>
    </style:style>
    <style:style style:name="P14" style:family="paragraph" style:parent-style-name="Standard">
      <style:text-properties fo:font-size="16pt" officeooo:rsid="000487a0" officeooo:paragraph-rsid="000487a0" style:font-size-asian="16pt" style:font-size-complex="16pt"/>
    </style:style>
    <style:style style:name="P15" style:family="paragraph" style:parent-style-name="Standard">
      <style:text-properties fo:font-size="16pt" officeooo:rsid="0005f74c" officeooo:paragraph-rsid="0005f74c" style:font-size-asian="16pt" style:font-size-complex="16pt"/>
    </style:style>
    <style:style style:name="P16" style:family="paragraph" style:parent-style-name="Standard">
      <style:text-properties fo:font-size="16pt" officeooo:paragraph-rsid="0005f74c" style:font-size-asian="16pt" style:font-size-complex="16pt"/>
    </style:style>
    <style:style style:name="P17" style:family="paragraph" style:parent-style-name="Standard" style:list-style-name="L3">
      <style:text-properties fo:font-size="16pt" style:font-size-asian="16pt" style:font-size-complex="16pt"/>
    </style:style>
    <style:style style:name="P18" style:family="paragraph" style:parent-style-name="Standard" style:list-style-name="L3">
      <style:text-properties fo:font-size="16pt" officeooo:paragraph-rsid="0003dbeb" style:font-size-asian="16pt" style:font-size-complex="16pt"/>
    </style:style>
    <style:style style:name="P19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20" style:family="paragraph" style:parent-style-name="Standard" style:list-style-name="L2"/>
    <style:style style:name="P21" style:family="paragraph" style:parent-style-name="Standard">
      <style:text-properties fo:font-variant="normal" fo:text-transform="none" fo:color="#202124" style:font-name="Liberation Serif" fo:font-size="24pt" fo:letter-spacing="normal" fo:font-style="normal" style:text-underline-style="solid" style:text-underline-width="auto" style:text-underline-color="font-color" fo:font-weight="normal" officeooo:rsid="0005f74c" officeooo:paragraph-rsid="0005f74c" style:font-size-asian="24pt" style:font-size-complex="24pt"/>
    </style:style>
    <style:style style:name="P22" style:family="paragraph" style:parent-style-name="Standard">
      <style:text-properties officeooo:paragraph-rsid="00076bb0"/>
    </style:style>
    <style:style style:name="T1" style:family="text">
      <style:text-properties officeooo:rsid="00004e17"/>
    </style:style>
    <style:style style:name="T2" style:family="text">
      <style:text-properties officeooo:rsid="0002ef3f"/>
    </style:style>
    <style:style style:name="T3" style:family="text">
      <style:text-properties officeooo:rsid="0003dbeb"/>
    </style:style>
    <style:style style:name="T4" style:family="text">
      <style:text-properties fo:font-size="24pt" officeooo:rsid="00076bb0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officeooo:rsid="00076bb0" style:font-size-asian="24pt" style:font-size-complex="24pt"/>
    </style:style>
    <style:style style:name="T7" style:family="text">
      <style:text-properties officeooo:rsid="000487a0"/>
    </style:style>
    <style:style style:name="T8" style:family="text">
      <style:text-properties officeooo:rsid="0005f74c"/>
    </style:style>
    <style:style style:name="T9" style:family="text">
      <style:text-properties officeooo:rsid="00076bb0"/>
    </style:style>
    <style:style style:name="T10" style:family="text">
      <style:text-properties fo:font-variant="normal" fo:text-transform="none" fo:color="#4e443c" style:font-name="adelle" fo:font-size="24pt" fo:letter-spacing="normal" fo:font-style="normal" style:text-underline-style="solid" style:text-underline-width="auto" style:text-underline-color="font-color" fo:font-weight="bold" officeooo:rsid="00076bb0" style:font-size-asian="24pt" style:font-size-complex="24pt"/>
    </style:style>
    <style:style style:name="T11" style:family="text">
      <style:text-properties fo:font-variant="normal" fo:text-transform="none" fo:color="#4e443c" style:font-name="Liberation Serif" fo:font-size="24pt" fo:letter-spacing="normal" fo:font-style="normal" style:text-underline-style="solid" style:text-underline-width="auto" style:text-underline-color="font-color" fo:font-weight="bold" officeooo:rsid="00076bb0" style:font-size-asian="24pt" style:font-size-complex="24pt"/>
    </style:style>
    <style:style style:name="T12" style:family="text">
      <style:text-properties fo:font-variant="normal" fo:text-transform="none" fo:color="#4e443c" style:font-name="Liberation Serif" fo:font-size="26pt" fo:letter-spacing="normal" fo:font-style="normal" style:text-underline-style="solid" style:text-underline-width="auto" style:text-underline-color="font-color" fo:font-weight="bold" officeooo:rsid="00076bb0" style:font-size-asian="26pt" style:font-size-complex="26pt"/>
    </style:style>
    <style:style style:name="T13" style:family="text">
      <style:text-properties fo:font-variant="normal" fo:text-transform="none" fo:color="#4e443c" style:font-name="Liberation Serif" fo:font-size="26pt" fo:letter-spacing="normal" fo:font-style="normal" style:text-underline-style="solid" style:text-underline-width="auto" style:text-underline-color="font-color" fo:font-weight="normal" officeooo:rsid="00076bb0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fo:color="#4e443c" style:font-name="Liberation Serif" fo:font-size="26pt" fo:letter-spacing="normal" fo:font-style="normal" style:text-underline-style="none" fo:font-weight="bold" officeooo:rsid="00076bb0" style:font-size-asian="26pt" style:font-size-complex="26pt"/>
    </style:style>
    <style:style style:name="T15" style:family="text">
      <style:text-properties fo:font-variant="normal" fo:text-transform="none" fo:color="#4e443c" style:font-name="Liberation Serif" fo:font-size="26pt" fo:letter-spacing="normal" fo:font-style="normal" style:text-underline-style="none" fo:font-weight="normal" officeooo:rsid="00076bb0" style:font-size-asian="26pt" style:font-weight-asian="normal" style:font-size-complex="26pt" style:font-weight-complex="normal"/>
    </style:style>
    <style:style style:name="T16" style:family="text">
      <style:text-properties fo:font-size="26pt" officeooo:rsid="00076bb0" style:font-size-asian="26pt" style:font-size-complex="26pt"/>
    </style:style>
    <style:style style:name="T17" style:family="text">
      <style:text-properties fo:font-size="26pt" style:text-underline-style="solid" style:text-underline-width="auto" style:text-underline-color="font-color" officeooo:rsid="00076bb0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span text:style-name="T5"> Configuration</text:span></text:p>
      <text:p text:style-name="Standard"/>
      <text:p text:style-name="P3"/>
      <text:list xml:id="list2616666539" text:style-name="L1">
        <text:list-item>
          <text:p text:style-name="P4"><text:span text:style-name="T1"><text:s text:c="4"/><text:tab/></text:span>git --version </text:p>
        </text:list-item>
        <text:list-item>
          <text:p text:style-name="P4"><text:s text:c="4"/><text:tab/>git config --global user.name="bharath ram"</text:p>
        </text:list-item>
        <text:list-item>
          <text:p text:style-name="P4"><text:s text:c="4"/><text:tab/>pwd</text:p>
        </text:list-item>
        <text:list-item>
          <text:p text:style-name="P4"><text:s text:c="4"/><text:tab/>ls</text:p>
        </text:list-item>
        <text:list-item>
          <text:p text:style-name="P4"><text:s text:c="4"/><text:tab/>git config --global user.name"bharath ram"</text:p>
        </text:list-item>
        <text:list-item>
          <text:p text:style-name="P4"><text:s text:c="4"/><text:tab/>git config --global user.name "bharath ram"</text:p>
        </text:list-item>
        <text:list-item>
          <text:p text:style-name="P4"><text:s text:c="4"/><text:tab/>git config --global user.email "bharathram1225@gmail.com"</text:p>
        </text:list-item>
        <text:list-item>
          <text:p text:style-name="P4"><text:s text:c="4"/><text:tab/>sudo apt-get install geany</text:p>
        </text:list-item>
        <text:list-item>
          <text:p text:style-name="P4"><text:s text:c="4"/><text:tab/>geany</text:p>
        </text:list-item>
        <text:list-item>
          <text:p text:style-name="P4">git config --global core.editor "geany"</text:p>
        </text:list-item>
        <text:list-item>
          <text:p text:style-name="P4">git config --global.e</text:p>
        </text:list-item>
        <text:list-item>
          <text:p text:style-name="P4">git config --global.editor</text:p>
        </text:list-item>
        <text:list-item>
          <text:p text:style-name="P4">git config --global --edit</text:p>
        </text:list-item>
        <text:list-item>
          <text:p text:style-name="P4">git config --global core.autocrlf input</text:p>
        </text:list-item>
        <text:list-item>
          <text:p text:style-name="P4">git config --g</text:p>
        </text:list-item>
        <text:list-item>
          <text:p text:style-name="P4">git config --global --help</text:p>
        </text:list-item>
        <text:list-item>
          <text:p text:style-name="P4">git config --global </text:p>
        </text:list-item>
        <text:list-item>
          <text:p text:style-name="P4">git config --help</text:p>
        </text:list-item>
        <text:list-item>
          <text:p text:style-name="P5">git config -h</text:p>
        </text:list-item>
      </text:list>
      <text:p text:style-name="P6"/>
      <text:p text:style-name="Standard"/>
      <text:p text:style-name="Standard"/>
      <text:p text:style-name="P19"><text:bookmark text:name="_local_version_control_systems"/>Local Version Control Systems</text:p>
      <text:p text:style-name="Standard"/>
      <text:p text:style-name="P3"/>
      <text:list xml:id="list3916093156" text:style-name="L2">
        <text:list-item>
          <text:p text:style-name="P7"><text:s text:c="4"/><text:tab/>git config --global -e</text:p>
        </text:list-item>
        <text:list-item>
          <text:p text:style-name="P7"><text:s text:c="4"/><text:tab/>ls .git*</text:p>
        </text:list-item>
        <text:list-item>
          <text:p text:style-name="P7"><text:s text:c="4"/><text:tab/>mkdir project1</text:p>
        </text:list-item>
        <text:list-item>
          <text:p text:style-name="P7"><text:s text:c="4"/><text:tab/>cd project1/</text:p>
        </text:list-item>
        <text:list-item>
          <text:p text:style-name="P7"><text:s text:c="4"/><text:tab/>ls</text:p>
        </text:list-item>
        <text:list-item>
          <text:p text:style-name="P7"><text:s text:c="4"/><text:tab/>git init</text:p>
        </text:list-item>
        <text:list-item>
          <text:p text:style-name="P7"><text:s/><text:tab/>ls -al</text:p>
          <text:p text:style-name="P7"/>
          <text:p text:style-name="P7"/>
          <text:p text:style-name="P7"><text:s text:c="5"/><text:span text:style-name="T2"># ignore it </text:span></text:p>
        </text:list-item>
        <text:list-item>
          <text:p text:style-name="P7"><text:s text:c="4"/>rm -rf .git <text:s/><text:span text:style-name="T2">(if it is removed then, no use of creating file in the dir)</text:span></text:p>
        </text:list-item>
      </text:list>
      <text:p text:style-name="P6"><text:tab/> <text:s text:c="4"/><text:span text:style-name="T7">(if you execute this command, then please execute the below <text:tab/><text:tab/> <text:s text:c="3"/>command)</text:span></text:p>
      <text:p text:style-name="P3"><text:tab/><text:tab/><text:span text:style-name="T7">git init <text:s text:c="2"/></text:span></text:p>
      <text:p text:style-name="P3"><text:soft-page-break/></text:p>
      <text:list xml:id="list213024643992075" text:continue-numbering="true" text:style-name="L2">
        <text:list-item>
          <text:p text:style-name="P9"><text:s/><text:tab/>git status</text:p>
        </text:list-item>
        <text:list-item>
          <text:p text:style-name="P9">git init</text:p>
        </text:list-item>
        <text:list-item>
          <text:p text:style-name="P7">echo hello &gt; file.txt</text:p>
        </text:list-item>
        <text:list-item>
          <text:p text:style-name="P7">echo hello &gt; file2.txt</text:p>
        </text:list-item>
        <text:list-item>
          <text:p text:style-name="P7">git add file.txt file2.txt</text:p>
        </text:list-item>
        <text:list-item>
          <text:p text:style-name="P7">git status</text:p>
          <text:p text:style-name="P8"/>
          <text:p text:style-name="P10">#if you required to add any changes</text:p>
          <text:p text:style-name="P8"><text:s text:c="2"/>echo world &gt;&gt; file.txt</text:p>
        </text:list-item>
      </text:list>
      <text:p text:style-name="P13"/>
      <text:p text:style-name="P14">(once after executing the above command, execute the below command too)</text:p>
      <text:list xml:id="list213024343737471" text:continue-numbering="true" text:style-name="L2">
        <text:list-header>
          <text:p text:style-name="P7"><text:s text:c="7"/>git add file.txt</text:p>
          <text:p text:style-name="P7"/>
        </text:list-header>
        <text:list-item>
          <text:p text:style-name="P7"><text:s text:c="2"/>git commit -m "hello World initial commit"</text:p>
        </text:list-item>
        <text:list-item>
          <text:p text:style-name="P7"><text:s text:c="2"/>git status</text:p>
        </text:list-item>
        <text:list-item>
          <text:p text:style-name="P9"><text:s text:c="2"/>git log</text:p>
        </text:list-item>
        <text:list-item>
          <text:p text:style-name="P7"><text:s text:c="2"/>cd ~</text:p>
        </text:list-item>
        <text:list-item>
          <text:p text:style-name="P9"><text:s text:c="2"/>pwd</text:p>
          <text:p text:style-name="P20"/>
        </text:list-item>
      </text:list>
      <text:p text:style-name="Standard"/>
      <text:p text:style-name="P22"><text:tab/><text:span text:style-name="T6">GitHub (distributedVersion Control Systems)</text:span></text:p>
      <text:p text:style-name="Standard"/>
      <text:p text:style-name="P21">prerequisite:</text:p>
      <text:p text:style-name="P21"/>
      <text:p text:style-name="P15">1. Create a repository with any name</text:p>
      <text:p text:style-name="P16"><text:span text:style-name="T8">2. Create a file which contains same data, code, text etc.</text:span></text:p>
      <text:p text:style-name="P16"/>
      <text:p text:style-name="P16"/>
      <text:list xml:id="list242189801" text:style-name="L3">
        <text:list-item>
          <text:p text:style-name="P17"><text:s/><text:tab/>git clone https://github.com/bharathram1225/demo-repo.git</text:p>
        </text:list-item>
        <text:list-item>
          <text:p text:style-name="P17"><text:s text:c="2"/><text:tab/>ls demo*</text:p>
        </text:list-item>
        <text:list-item>
          <text:p text:style-name="P17"><text:s text:c="2"/><text:tab/>cd demo-repo</text:p>
        </text:list-item>
        <text:list-item>
          <text:p text:style-name="P17"><text:s text:c="2"/><text:tab/><text:span text:style-name="T2">nano</text:span> README.md</text:p>
          <text:p text:style-name="P17"><text:tab/></text:p>
          <text:list>
            <text:list-header>
              <text:p text:style-name="P11">(do some changes in the file)</text:p>
            </text:list-header>
          </text:list>
        </text:list-item>
        <text:list-item>
          <text:p text:style-name="P17"/>
        </text:list-item>
        <text:list-item>
          <text:p text:style-name="P17"><text:s text:c="2"/><text:tab/>git status</text:p>
        </text:list-item>
        <text:list-item>
          <text:p text:style-name="P17"><text:s text:c="2"/><text:tab/>git add README.md</text:p>
        </text:list-item>
        <text:list-item>
          <text:p text:style-name="P17"/>
        </text:list-item>
        <text:list-item>
          <text:p text:style-name="P17"/>
        </text:list-item>
        <text:list-item>
          <text:p text:style-name="P17">git commit -m "added README file updated"</text:p>
        </text:list-item>
        <text:list-item>
          <text:p text:style-name="P17"><text:soft-page-break/><text:s text:c="2"/>git status</text:p>
        </text:list-item>
        <text:list-item>
          <text:p text:style-name="P18"><text:s text:c="3"/></text:p>
          <text:list>
            <text:list-item>
              <text:list>
                <text:list-header>
                  <text:p text:style-name="P11">(dont try this command)</text:p>
                  <text:p text:style-name="P18"><text:s/>git push</text:p>
                </text:list-header>
              </text:list>
            </text:list-item>
          </text:list>
        </text:list-item>
      </text:list>
      <text:p text:style-name="P13"/>
      <text:list xml:id="list213025831137001" text:continue-numbering="true" text:style-name="L3">
        <text:list-item>
          <text:p text:style-name="P17"><text:s text:c="3"/>ssh-keygen -t ed25519 -C "bharathram1225@gmail.com"</text:p>
        </text:list-item>
        <text:list-item>
          <text:p text:style-name="P17"><text:s text:c="3"/>ls -al</text:p>
        </text:list-item>
        <text:list-item>
          <text:p text:style-name="P17"><text:s text:c="3"/>cat /home/bharathram/.ssh/id_ed25519.pub</text:p>
        </text:list-item>
      </text:list>
      <text:p text:style-name="P3"><text:s/></text:p>
      <text:p text:style-name="P12">(copy the public key , go to your github <text:s/>-&gt; settings -&gt; SSH and GPG Key -&gt; new SSH -&gt; provide any title , and in key: paste the public key)</text:p>
      <text:p text:style-name="P3"/>
      <text:p text:style-name="P13"><text:s text:c="2"/><text:tab/> <text:s/>git push </text:p>
      <text:p text:style-name="P13"><text:span text:style-name="T3"><text:tab/><text:tab/>(or) </text:span></text:p>
      <text:p text:style-name="P13"><text:span text:style-name="T3"><text:s text:c="5"/><text:tab/>git push origin master</text:span></text:p>
      <text:p text:style-name="P3"/>
      <text:p text:style-name="P12">(it prompts for the username and password to enter, </text:p>
      <text:p text:style-name="P12"><text:tab/>after enter, the code will be pushed to the respository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adelle" svg:font-family="adelle, Georgia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9:36:24.785669986</meta:creation-date>
    <dc:date>2021-02-11T21:30:17.506489703</dc:date>
    <meta:editing-duration>PT11M3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77" meta:word-count="369" meta:character-count="2126" meta:non-whitespace-character-count="1713"/>
  </office:meta>
</office:document-meta>
</file>